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table:number-columns-repeated="3"/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R0</text:p>
          </table:table-cell>
          <table:table-cell table:style-name="ce1" office:value-type="string">
            <text:p>butterflyR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R0</text:p>
          </table:table-cell>
          <table:table-cell table:style-name="ce1" office:value-type="string">
            <text:p>beeRR1</text:p>
          </table:table-cell>
          <table:table-cell table:style-name="ce1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9/11/2018</text:date>, <text:time>19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9-11T19:04:11.29</dc:date>
    <dc:creator>Seab Dinch</dc:creator>
    <meta:editing-duration>P16DT21H38M9S</meta:editing-duration>
    <meta:editing-cycles>205</meta:editing-cycles>
    <meta:generator>OpenOffice/4.1.2$Win32 OpenOffice.org_project/412m3$Build-9782</meta:generator>
    <meta:document-statistic meta:table-count="3" meta:cell-count="1062" meta:object-count="0"/>
  </office:meta>
</office:document-meta>
</file>